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3.919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1.653cm"/>
    </style:style>
    <style:style style:name="co10" style:family="table-column">
      <style:table-column-properties fo:break-before="auto" style:column-width="0.896cm"/>
    </style:style>
    <style:style style:name="co11" style:family="table-column">
      <style:table-column-properties fo:break-before="auto" style:column-width="1.092cm"/>
    </style:style>
    <style:style style:name="co12" style:family="table-column">
      <style:table-column-properties fo:break-before="auto" style:column-width="2.828cm"/>
    </style:style>
    <style:style style:name="co13" style:family="table-column">
      <style:table-column-properties fo:break-before="auto" style:column-width="3.33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3" office:value-type="string" calcext:value-type="string">
            <text:p>buckwheat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Sarrasin conventionnel</text:p>
          </table:table-cell>
          <table:table-cell table:style-name="ce7" office:value-type="date" office:date-value="2019-06-01" calcext:value-type="date">
            <text:p>1/6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6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bour</text:p>
          </table:table-cell>
          <table:table-cell table:style-name="ce4" table:number-columns-repeated="2"/>
          <table:table-cell table:style-name="ce4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4" table:number-columns-repeated="2"/>
          <table:table-cell table:style-name="ce4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mis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W_4M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mis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W_4M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seeds</text:p>
          </table:table-cell>
          <table:table-cell table:style-name="ce4" office:value-type="string" calcext:value-type="string">
            <text:p>buckwheat_seed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mis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W_4M</text:p>
          </table:table-cell>
          <table:table-cell table:style-name="ce4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anti_slu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HAR_3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HAR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buckwheat_grain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ansport</text:p>
          </table:table-cell>
          <table:table-cell table:style-name="ce6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table:number-columns-repeated="12"/>
          <table:table-cell table:number-columns-repeated="52"/>
        </table:table-row>
        <table:table-row table:style-name="ro1">
          <table:table-cell table:number-columns-repeated="6"/>
          <table:table-cell table:style-name="ce8"/>
          <table:table-cell table:number-columns-repeated="57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ologiqu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3" office:value-type="string" calcext:value-type="string">
            <text:p>buckwheat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Sarrasin biologique</text:p>
          </table:table-cell>
          <table:table-cell table:style-name="ce7" office:value-type="date" office:date-value="2019-06-01" calcext:value-type="date">
            <text:p>1/6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6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bour</text:p>
          </table:table-cell>
          <table:table-cell table:style-name="ce4" table:number-columns-repeated="2"/>
          <table:table-cell table:style-name="ce4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4" table:number-columns-repeated="2"/>
          <table:table-cell table:style-name="ce4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mis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W_4M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mis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W_4M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seeds</text:p>
          </table:table-cell>
          <table:table-cell table:style-name="ce4" office:value-type="string" calcext:value-type="string">
            <text:p>buckwheat_seed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HAR_3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HAR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buckwheat_grain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ansport</text:p>
          </table:table-cell>
          <table:table-cell table:style-name="ce6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table:number-columns-repeated="12"/>
          <table:table-cell table:number-columns-repeated="52"/>
        </table:table-row>
        <table:table-row table:style-name="ro1">
          <table:table-cell table:number-columns-repeated="6"/>
          <table:table-cell table:style-name="ce8"/>
          <table:table-cell table:number-columns-repeated="57"/>
        </table:table-row>
        <table:table-row table:style-name="ro2" table:number-rows-repeated="104856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08:05.096418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6:08:26.850527207</dc:date>
    <meta:editing-duration>PT21S</meta:editing-duration>
    <meta:editing-cycles>2</meta:editing-cycles>
    <meta:document-statistic meta:table-count="2" meta:cell-count="141" meta:object-count="0"/>
  </office:meta>
</office:document-meta>
</file>